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draw:frame presentation:style-name="pr1" draw:layer="layout" svg:width="20cm" svg:height="2cm" svg:x="1.4cm" svg:y="1.6cm" presentation:class="title" presentation:user-transformed="true">
          <draw:text-box>
            <text:p>CoAP Serwer 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Architektura oprogramowania</text:p>
            <text:p/>
          </draw:text-box>
        </draw:frame>
        <anim:par presentation:node-type="timing-root">
          <anim:par smil:begin="id1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draw:frame presentation:style-name="pr4" draw:layer="layout" svg:width="20cm" svg:height="2cm" svg:x="1.4cm" svg:y="1.6cm" presentation:class="title" presentation:user-transformed="true">
          <draw:text-box>
            <text:p>Własne bibliotek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apMessage – parsowanie i tworzenie wiadomości<text:line-break/><text:line-break/>coapMessage.parse(packet, packetSize, <text:line-break/><text:tab/><text:tab/><text:tab/><text:tab/><text:tab/><text:tab/><text:tab/>Udp.remoteIP(), <text:line-break/><text:tab/><text:tab/><text:tab/><text:tab/><text:tab/><text:tab/><text:tab/>Udp.remotePort());<text:line-break/>// ,,wypełnienie‘‘ obiektu CoapMessage danymi pakietu</text:p>
                <text:p/>
              </text:list-item>
              <text:list-item>
                <text:p>CoapUtils – klasy z statycznymi zmiennymi – helpers</text:p>
                <text:p>np. Numery opcji OptioNumber.ACCEPT = 17 <text:line-break/></text:p>
              </text:list-item>
              <text:list-item>
                <text:p>BitOperations – getBit, setBit – wygodne operacje na bitach</text:p>
              </text:list-item>
              <text:list-item>
                <text:p>DebugUtils -debugVariable – łatwe śledzenie zmiennych </text:p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draw:frame presentation:style-name="pr4" draw:layer="layout" svg:width="20cm" svg:height="2cm" svg:x="1.4cm" svg:y="1.6cm" presentation:class="title" presentation:user-transformed="true">
          <draw:text-box>
            <text:p>Logika zasobu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Nasłuchiwanie na pakiety od CoAP serwer wysyłane drogą radiową</text:p>
              </text:list-item>
              <text:list-item>
                <text:p>Notyfikacje przesyłane do serwera przy zmianie stanu zasobu obserwowanego</text:p>
              </text:list-item>
              <text:list-item>
                <text:p>Funkcja handleRequest – pobranie (potencjometr, lampka), zmiana zasobu(lampka)</text:p>
              </text:list-item>
              <text:list-item>
                <text:p>Funkcja sendResponse – wysłanie odpowiedzi z typem zasobu :<text:line-break/> enum option {LampOff, LampOn, LampStatus, PotStatus};</text:p>
                <text:p>oraz z jego wartością.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draw:frame presentation:style-name="pr4" draw:layer="layout" svg:width="20cm" svg:height="2cm" svg:x="1.4cm" svg:y="1.6cm" presentation:class="title" presentation:user-transformed="true">
          <draw:text-box>
            <text:p>Obsługa pakietów CoAP - serwe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asłuch na pakiety CoAP, ich parsowanie i obsługa</text:p>
              </text:list-item>
              <text:list-item>
                <text:p>Obsługa w zależności od typu żądania GET/PUT</text:p>
              </text:list-item>
              <text:list-item>
                <text:p>GET – zależnie od Uri-Path zapytania podjęcie akcji – komunikacja drogą radiową z zasobem po wartość </text:p>
              </text:list-item>
              <text:list-item>
                <text:p>PUT – wysłanie drogą radiową chęci zmiany statusu lampki</text:p>
              </text:list-item>
              <text:list-item>
                <text:p>Przy GET na wartość potencjometru i opcji observe=0 dodanie observera</text:p>
              </text:list-item>
              <text:list-item>
                <text:p>waitForResponseAndHandleIt()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draw:frame presentation:style-name="pr4" draw:layer="layout" svg:width="20cm" svg:height="2cm" svg:x="1.4cm" svg:y="1.6cm" presentation:class="title" presentation:user-transformed="true">
          <draw:text-box>
            <text:p>Server CoAP cz.2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handleRadioRequest(short option, short value) <text:s text:c="2"/>- do obsługi zasobów o dużym czasie dostępu <text:s/>+ retransmisje</text:p>
              </text:list-item>
              <text:list-item>
                <text:p>Radiowa komunikacja z zasobem</text:p>
              </text:list-item>
              <text:list-item>
                <text:p>Odesłanie wiadomości do wtyczki copper – metoda sendUdpResponse 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8:33:55.470000000</meta:creation-date>
    <meta:editing-duration>PT26M37S</meta:editing-duration>
    <meta:editing-cycles>4</meta:editing-cycles>
    <meta:generator>LibreOffice/5.1.2.2$Windows_x86 LibreOffice_project/d3bf12ecb743fc0d20e0be0c58ca359301eb705f</meta:generator>
    <dc:date>2017-06-13T20:01:04.872000000</dc:date>
    <meta:document-statistic meta:object-count="42"/>
    <meta:template xlink:type="simple" xlink:actuate="onRequest" xlink:title="" xlink:href="../../../../../../Różne%20programy/LibreOffice/share/template/common/layout/Inspiration.otp"/>
  </office:meta>
</office:document-meta>
</file>